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97">
            <text:p>1197</text:p>
          </table:table-cell>
          <table:table-cell table:style-name="ce22" office:value-type="float" office:value="311">
            <text:p>31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32">
            <text:p>1232</text:p>
          </table:table-cell>
          <table:table-cell table:style-name="ce22" office:value-type="float" office:value="292">
            <text:p>29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279">
            <text:p>4279</text:p>
          </table:table-cell>
          <table:table-cell table:style-name="ce22" office:value-type="float" office:value="559">
            <text:p>55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1456">
            <text:p>31,456</text:p>
          </table:table-cell>
          <table:table-cell table:style-name="ce22" office:value-type="float" office:value="4883">
            <text:p>488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02">
            <text:p>20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754">
            <text:p>2,754</text:p>
          </table:table-cell>
          <table:table-cell table:style-name="ce23" office:value-type="float" office:value="1113">
            <text:p>1,1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031">
            <text:p>16,031</text:p>
          </table:table-cell>
          <table:table-cell table:style-name="ce23" office:value-type="float" office:value="4664">
            <text:p>4,66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66">
            <text:p>1066</text:p>
          </table:table-cell>
          <table:table-cell table:style-name="ce22" office:value-type="float" office:value="512">
            <text:p>51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651">
            <text:p>2651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654">
            <text:p>2654</text:p>
          </table:table-cell>
          <table:table-cell table:style-name="ce22" office:value-type="float" office:value="172">
            <text:p>17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22">
            <text:p>1322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84">
            <text:p>3184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407">
            <text:p>22407</text:p>
          </table:table-cell>
          <table:table-cell table:style-name="ce22" office:value-type="float" office:value="2645">
            <text:p>264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9">
            <text:p>3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974">
            <text:p>2,974</text:p>
          </table:table-cell>
          <table:table-cell table:style-name="ce22" office:value-type="float" office:value="588">
            <text:p>58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5522">
            <text:p>95,522</text:p>
          </table:table-cell>
          <table:table-cell table:style-name="ce22" office:value-type="float" office:value="17843">
            <text:p>1784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003">
            <text:p>9,00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89">
            <text:p>89</text:p>
          </table:table-cell>
          <table:table-cell table:style-name="ce22" office:value-type="float" office:value="2243">
            <text:p>224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922">
            <text:p>4,922</text:p>
          </table:table-cell>
          <table:table-cell table:style-name="ce23" office:value-type="float" office:value="1346">
            <text:p>1,34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969">
            <text:p>24969</text:p>
          </table:table-cell>
          <table:table-cell table:style-name="ce22" office:value-type="float" office:value="333">
            <text:p>33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697">
            <text:p>25697</text:p>
          </table:table-cell>
          <table:table-cell table:style-name="ce22" office:value-type="float" office:value="274">
            <text:p>27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35">
            <text:p>935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535">
            <text:p>9,535</text:p>
          </table:table-cell>
          <table:table-cell table:style-name="ce23" office:value-type="float" office:value="1962">
            <text:p>1,96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84">
            <text:p>308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941">
            <text:p>6941</text:p>
          </table:table-cell>
          <table:table-cell table:style-name="ce22" office:value-type="float" office:value="1014">
            <text:p>101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7045">
            <text:p>77045</text:p>
          </table:table-cell>
          <table:table-cell table:style-name="ce22" office:value-type="float" office:value="6940">
            <text:p>694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9296">
            <text:p>159296</text:p>
          </table:table-cell>
          <table:table-cell table:style-name="ce22" office:value-type="float" office:value="17253">
            <text:p>1725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4818">
            <text:p>254818</text:p>
          </table:table-cell>
          <table:table-cell table:style-name="ce22" office:value-type="float" office:value="35096">
            <text:p>3509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